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," svg:font-family="'IBMPlexMono,', 'Courier New', ', monospace'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874in"/>
      <style:text-properties fo:color="#000000" loext:opacity="100%" style:font-name="IBMPlexMono," fo:font-size="9pt" fo:font-weight="normal" fo:background-color="#fffffe"/>
    </style:style>
    <style:style style:name="T1" style:family="text">
      <style:text-properties fo:color="#a31515" loext:opacity="100%"/>
    </style:style>
    <style:style style:name="T2" style:family="text">
      <style:text-properties fo:color="#09865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</text:p>
      <text:p text:style-name="P1"><text:span text:style-name="T1">"month"</text:span>:<text:span text:style-name="T2">8</text:span>,</text:p>
      <text:p text:style-name="P1"><text:span text:style-name="T1">"year"</text:span>:<text:span text:style-name="T2">2020</text:span>,</text:p>
      <text:p text:style-name="P1"><text:span text:style-name="T1">"daily_temp"</text:span>:<text:span text:style-name="T2">28.3</text:span>,</text:p>
      <text:p text:style-name="P1"><text:span text:style-name="T1">"daily_rain"</text:span>:<text:span text:style-name="T2">38.1</text:span>,</text:p>
      <text:p text:style-name="P1"><text:span text:style-name="T1">"daily_hum"</text:span>:<text:span text:style-name="T2">72.4</text:span>,</text:p>
      <text:p text:style-name="P1"><text:span text:style-name="T1">"daily_press"</text:span>:<text:span text:style-name="T2">991.0</text:span>,</text:p>
      <text:p text:style-name="P1"><text:span text:style-name="T1">"daily_windDir"</text:span>:<text:span text:style-name="T2">140.3</text:span>,</text:p>
      <text:p text:style-name="P1"><text:span text:style-name="T1">"daily_windSp"</text:span>:<text:span text:style-name="T2">3.8</text:span>,</text:p>
      <text:p text:style-name="P1"><text:span text:style-name="T1">"daily_DHI"</text:span>:<text:span text:style-name="T2">152.5</text:span>,</text:p>
      <text:p text:style-name="P1"><text:span text:style-name="T1">"daily_DNI"</text:span>:<text:span text:style-name="T2">203.7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," svg:font-family="'IBMPlexMono,', 'Courier New', ', monospace', 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17:36:46.585606389</meta:creation-date>
    <dc:date>2022-01-04T21:59:19.818722282</dc:date>
    <meta:editing-duration>PT41M52S</meta:editing-duration>
    <meta:editing-cycles>1</meta:editing-cycles>
    <meta:document-statistic meta:table-count="0" meta:image-count="0" meta:object-count="0" meta:page-count="1" meta:paragraph-count="12" meta:word-count="12" meta:character-count="173" meta:non-whitespace-character-count="173"/>
    <meta:generator>LibreOffice/7.2.3.2$Linux_X86_64 LibreOffice_project/20$Build-2</meta:generator>
  </office:meta>
</office:document-meta>
</file>